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2fa" officeooo:paragraph-rsid="0019b2fa"/>
    </style:style>
    <style:style style:name="P2" style:family="paragraph" style:parent-style-name="Standard">
      <style:paragraph-properties fo:text-align="start" style:justify-single-word="false"/>
      <style:text-properties officeooo:rsid="0019b2fa" officeooo:paragraph-rsid="0019b2f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b2fa" officeooo:paragraph-rsid="0019b2f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b2fa" officeooo:paragraph-rsid="0019b2f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b2fa" officeooo:paragraph-rsid="0019b2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b2fa"/>
    </style:style>
    <style:style style:name="P7" style:family="paragraph" style:parent-style-name="Standard">
      <style:paragraph-properties fo:text-align="start" style:justify-single-word="false"/>
      <style:text-properties officeooo:rsid="001b2267" officeooo:paragraph-rsid="001b2267"/>
    </style:style>
    <style:style style:name="T1" style:family="text">
      <style:text-properties fo:font-weight="normal" officeooo:rsid="0019b2f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ndo o Web Apache Server no CentOS 7</text:p>
      <text:p text:style-name="P3"/>
      <text:p text:style-name="P4"/>
      <text:p text:style-name="P5"/>
      <text:p text:style-name="P5"><text:tab/>O Apache é responsável por gerenciar as solicitações recebidas por navegadores web e responde-las de forma adequada, encaminhando para os sites e aplicações que estão no servidor ou até mesmo executando scripts através da integração de módulos. Estes módulos são recursos característicos do Apache2 onde é possível ativa-los quando necessitar de determinada função como proxy, SSL/TLS, ou até mesmo alguma linguagem de programação, permitindo que o Apache possa ser utilizado de forma flexível.</text:p>
      <text:p text:style-name="P5"/>
      <text:p text:style-name="P6"><text:span text:style-name="T1"><text:s/></text:span>A instalação do Apache no centOS é uma tarefa bastante simples. Para isso basta que abram o terminal e escrevam:</text:p>
      <text:p text:style-name="P6"/>
      <text:p text:style-name="P7">yum -y install httpd</text:p>
      <text:p text:style-name="P7"/>
      <text:p text:style-name="Text_20_body">Depois de instalado devem ativar o serviço no arranque do sistema e também iniciar o serviço. Para tal usem dois seguintes comandos:</text:p>
      <text:p text:style-name="P7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2:12:07.968088345</meta:creation-date>
    <dc:date>2019-01-19T13:59:27.328755534</dc:date>
    <meta:editing-duration>PT3M3S</meta:editing-duration>
    <meta:editing-cycles>1</meta:editing-cycles>
    <meta:document-statistic meta:table-count="0" meta:image-count="0" meta:object-count="0" meta:page-count="1" meta:paragraph-count="5" meta:word-count="127" meta:character-count="802" meta:non-whitespace-character-count="678"/>
    <meta:generator>LibreOffice/6.0.3.2$Linux_X86_64 LibreOffice_project/00m0$Build-2</meta:generator>
  </office:meta>
</office:document-meta>
</file>